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text-properties style:font-name="Liberation Sans" fo:font-size="18.2000007629395pt" fo:font-weight="bold" officeooo:rsid="003b44a6" officeooo:paragraph-rsid="003b44a6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P5" style:family="paragraph" style:parent-style-name="Heading_20_2">
      <style:text-properties style:font-name="Liberation Sans" fo:font-size="16.1000003814697pt" fo:font-weight="bold" officeooo:rsid="003cd922" officeooo:paragraph-rsid="003cd922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P6" style:family="paragraph" style:parent-style-name="Heading_20_2">
      <style:text-properties officeooo:paragraph-rsid="003cd922"/>
    </style:style>
    <style:style style:name="P7" style:family="paragraph" style:parent-style-name="Text_20_body">
      <style:text-properties officeooo:paragraph-rsid="003cd922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44a6"/>
    </style:style>
    <style:style style:name="T4" style:family="text">
      <style:text-properties officeooo:rsid="003cd922"/>
    </style:style>
    <style:style style:name="T5" style:family="text">
      <style:text-properties style:text-position="super 58%" officeooo:rsid="003cd922"/>
    </style:style>
    <style:style style:name="T6" style:family="text">
      <style:text-properties style:text-position="0% 100%" officeooo:rsid="003cd922"/>
    </style:style>
    <style:style style:name="T7" style:family="text">
      <style:text-properties officeooo:rsid="003e25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ИСР 3, Задание 1, задача <text:span text:style-name="T7">3</text:span></text:h>
      <text:h text:style-name="P5" text:outline-level="2">Пример 1</text:h>
      <text:p text:style-name="P7">A = {<text:span text:style-name="T4">x: x = i</text:span><text:span text:style-name="T5">2</text:span><text:span text:style-name="T6"> для целых i от 1 до 10}.</text:span></text:p>
      <text:h text:style-name="P6" text:outline-level="2"><text:span text:style-name="T6">Пример 2</text:span></text:h>
      <text:p text:style-name="Text_20_body"><text:span text:style-name="T6">Выделить </text:span><text:s/><text:span text:style-name="T4">первый эл-т списка A.</text:span></text:p>
      <text:h text:style-name="P6" text:outline-level="2"><text:span text:style-name="T6">Пример 3</text:span></text:h>
      <text:p text:style-name="P7"><text:span text:style-name="T6">Выделить последний эл-т списка A.</text:span></text:p>
      <text:h text:style-name="P6" text:outline-level="2"><text:span text:style-name="T6">Пример 4</text:span></text:h>
      <text:p text:style-name="P7"><text:span text:style-name="T6">Выделить все эл-ты списка A кроме первого.</text:span></text:p>
      <text:h text:style-name="P6" text:outline-level="2"><text:span text:style-name="T6">Пример 5</text:span></text:h>
      <text:p text:style-name="P7"><text:span text:style-name="T6">Выделить все эл-ты списка A кроме первых трё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44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ТвМ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20T17:07:08.818768320</dc:date>
    <meta:editing-duration>PT2H4M40S</meta:editing-duration>
    <meta:editing-cycles>24</meta:editing-cycles>
    <meta:generator>LibreOffice/7.0.3.1$Linux_X86_64 LibreOffice_project/00$Build-1</meta:generator>
    <meta:document-statistic meta:table-count="0" meta:image-count="0" meta:object-count="0" meta:page-count="1" meta:paragraph-count="15" meta:word-count="67" meta:character-count="333" meta:non-whitespace-character-count="280"/>
  </office:meta>
</office:document-meta>
</file>